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70.01mm" style:rel-column-width="24952*"/>
    </style:style>
    <style:style style:name="Table2.G" style:family="table-column">
      <style:table-column-properties style:column-width="4.99mm" style:rel-column-width="1779*"/>
    </style:style>
    <style:style style:name="Table2.K" style:family="table-column">
      <style:table-column-properties style:column-width="18.91mm" style:rel-column-width="6739*"/>
    </style:style>
    <style:style style:name="Table2.1" style:family="table-row">
      <style:table-row-properties style:row-height="4.94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F4" style:family="table-cell">
      <style:table-cell-properties style:vertical-align="middle" fo:padding="0mm" fo:border-left="1.6pt solid #000000" fo:border-right="none" fo:border-top="none" fo:border-bottom="none"/>
    </style:style>
    <style:style style:name="Table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2.A8" style:family="table-cell">
      <style:table-cell-properties style:vertical-align="middle" fo:padding-left="1.01mm" fo:padding-right="0mm" fo:padding-top="0mm" fo:padding-bottom="0mm" fo:border="none"/>
    </style:style>
    <style:style style:name="Table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1" style:family="table">
      <style:table-properties style:width="183.87mm" table:align="margins" style:may-break-between-rows="false"/>
    </style:style>
    <style:style style:name="Table1.A" style:family="table-column">
      <style:table-column-properties style:column-width="8.01mm" style:rel-column-width="2854*"/>
    </style:style>
    <style:style style:name="Table1.B" style:family="table-column">
      <style:table-column-properties style:column-width="20mm" style:rel-column-width="7129*"/>
    </style:style>
    <style:style style:name="Table1.G" style:family="table-column">
      <style:table-column-properties style:column-width="24.99mm" style:rel-column-width="8908*"/>
    </style:style>
    <style:style style:name="Table1.I" style:family="table-column">
      <style:table-column-properties style:column-width="14.99mm" style:rel-column-width="5343*"/>
    </style:style>
    <style:style style:name="Table1.J" style:family="table-column">
      <style:table-column-properties style:column-width="10.88mm" style:rel-column-width="3877*"/>
    </style:style>
    <style:style style:name="Table1.1" style:family="table-row">
      <style:table-row-properties style:row-height="10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2" style:family="table-row">
      <style:table-row-properties style:row-height="6mm"/>
    </style:style>
    <style:style style:name="Table1.F2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3" style:family="table-row">
      <style:table-row-properties style:row-height="19mm"/>
    </style:style>
    <style:style style:name="Table1.4" style:family="table-row">
      <style:table-row-properties style:row-height="8.11mm"/>
    </style:style>
    <style:style style:name="Table1.A4" style:family="table-cell">
      <style:table-cell-properties style:vertical-align="middle" fo:padding="0mm" fo:border-left="none" fo:border-right="none" fo:border-top="none" fo:border-bottom="0.8pt solid #000000"/>
    </style:style>
    <style:style style:name="Table1.B4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1.A29" style:family="table-cell">
      <style:table-cell-properties style:vertical-align="middle" fo:padding="0mm" fo:border="none"/>
    </style:style>
    <style:style style:name="Table1.B29" style:family="table-cell">
      <style:table-cell-properties style:vertical-align="middle" fo:padding="0mm" fo:border-left="1.6pt solid #000000" fo:border-right="none" fo:border-top="none" fo:border-bottom="none"/>
    </style:style>
    <style:style style:name="Table4" style:family="table">
      <style:table-properties style:width="11.43mm" table:align="margins" style:may-break-between-rows="false"/>
    </style:style>
    <style:style style:name="Table4.A" style:family="table-column">
      <style:table-column-properties style:column-width="4.99mm" style:rel-column-width="28620*"/>
    </style:style>
    <style:style style:name="Table4.B" style:family="table-column">
      <style:table-column-properties style:column-width="6.44mm" style:rel-column-width="36915*"/>
    </style:style>
    <style:style style:name="Table4.1" style:family="table-row">
      <style:table-row-properties style:row-height="59.5mm"/>
    </style:style>
    <style:style style:name="Table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officeooo:paragraph-rsid="002cb750"/>
    </style:style>
    <style:style style:name="P2" style:family="paragraph" style:parent-style-name="Standard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8pt" fo:font-style="normal" officeooo:rsid="002e89d8" officeooo:paragraph-rsid="002cb750" style:font-size-asian="18pt" style:font-style-asian="normal" style:font-size-complex="18pt" style:font-style-complex="normal" style:text-rotation-angle="0" style:text-rotation-scale="line-height" style:text-scale="100%"/>
    </style:style>
    <style:style style:name="P4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100%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7" style:family="paragraph" style:parent-style-name="Table_20_Contents">
      <style:paragraph-properties fo:line-height="4.9mm"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8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85%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normal" officeooo:paragraph-rsid="002cb750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14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8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20" style:family="paragraph" style:parent-style-name="Standard" style:master-page-name="">
      <style:paragraph-properties style:page-number="auto" fo:break-after="page"/>
      <style:text-properties officeooo:paragraph-rsid="00313e2d"/>
    </style:style>
    <style:style style:name="P2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T1" style:family="text">
      <style:text-properties officeooo:rsid="002e89d8"/>
    </style:style>
    <style:style style:name="T2" style:family="text">
      <style:text-properties officeooo:rsid="002e89d8" style:text-scale="90%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5">Подп. дата</text:p></table:table-cell><table:table-cell table:style-name="Table3.B1" office:value-type="string"><text:p text:style-name="P16"/></table:table-cell></table:table-row><table:table-row table:style-name="Table3.2"><table:table-cell table:style-name="Table3.A1" office:value-type="string"><text:p text:style-name="P15">Инв. № дубл.</text:p></table:table-cell><table:table-cell table:style-name="Table3.B1" office:value-type="string"><text:p text:style-name="P16"/></table:table-cell></table:table-row><table:table-row table:style-name="Table3.2"><table:table-cell table:style-name="Table3.A1" office:value-type="string"><text:p text:style-name="P15">Взам. инв. №</text:p></table:table-cell><table:table-cell table:style-name="Table3.B1" office:value-type="string"><text:p text:style-name="P16"/></table:table-cell></table:table-row><table:table-row table:style-name="Table3.4"><table:table-cell table:style-name="Table3.A1" office:value-type="string"><text:p text:style-name="P15">Подп. и дата</text:p></table:table-cell><table:table-cell table:style-name="Table3.B1" office:value-type="string"><text:p text:style-name="P16"/></table:table-cell></table:table-row><table:table-row table:style-name="Table3.2"><table:table-cell table:style-name="Table3.A5" office:value-type="string"><text:p text:style-name="P15">Инв. № подл.</text:p></table:table-cell><table:table-cell table:style-name="Table3.B5" office:value-type="string"><text:p text:style-name="P16"/></table:table-cell></table:table-row></table:table><text:p text:style-name="Frame_20_contents"/></draw:text-box></draw:frame><draw:frame draw:style-name="fr2" draw:name="Frame2" text:anchor-type="paragraph" svg:x="20mm" svg:y="252.01mm" svg:width="185mm" svg:height="40.01mm" draw:z-index="2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 table:number-columns-repeated="3"/><table:table-column table:style-name="Table2.D"/><table:table-column table:style-name="Table2.K"/><table:table-row table:style-name="Table2.1"><table:table-cell table:style-name="Table2.A1" office:value-type="string"><text:p text:style-name="P14"/></table:table-cell><table:table-cell table:style-name="Table2.B1" office:value-type="string"><text:p text:style-name="P14"/></table:table-cell><table:table-cell table:style-name="Table2.B1" office:value-type="string"><text:p text:style-name="P14"/></table:table-cell><table:table-cell table:style-name="Table2.B1" office:value-type="string"><text:p text:style-name="P14"/></table:table-cell><table:table-cell table:style-name="Table2.B1" office:value-type="string"><text:p text:style-name="P14"/></table:table-cell><table:table-cell table:style-name="Table2.F1" table:number-rows-spanned="3" table:number-columns-spanned="6" office:value-type="string"><text:p text:style-name="P13"/></table:table-cell><table:covered-table-cell/><table:covered-table-cell/><table:covered-table-cell/><table:covered-table-cell/><table:covered-table-cell/></table:table-row><table:table-row table:style-name="Table2.1"><table:table-cell table:style-name="Table2.A2" office:value-type="string"><text:p text:style-name="P14"/></table:table-cell><table:table-cell table:style-name="Table2.F1" office:value-type="string"><text:p text:style-name="P14"/></table:table-cell><table:table-cell table:style-name="Table2.F1" office:value-type="string"><text:p text:style-name="P14"/></table:table-cell><table:table-cell table:style-name="Table2.F1" office:value-type="string"><text:p text:style-name="P14"/></table:table-cell><table:table-cell table:style-name="Table2.F1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Table2.1"><table:table-cell table:style-name="Table2.A2" office:value-type="string"><text:p text:style-name="P17">Изм.</text:p></table:table-cell><table:table-cell table:style-name="Table2.F1" office:value-type="string"><text:p text:style-name="P17">Лист</text:p></table:table-cell><table:table-cell table:style-name="Table2.F1" office:value-type="string"><text:p text:style-name="P17">№ докум.</text:p></table:table-cell><table:table-cell table:style-name="Table2.F1" office:value-type="string"><text:p text:style-name="P17">Подп.</text:p></table:table-cell><table:table-cell table:style-name="Table2.F1" office:value-type="string"><text:p text:style-name="P17">Дата</text:p></table:table-cell><table:covered-table-cell/><table:covered-table-cell/><table:covered-table-cell/><table:covered-table-cell/><table:covered-table-cell/><table:covered-table-cell/></table:table-row><table:table-row table:style-name="Table2.1"><table:table-cell table:style-name="Table2.A4" table:number-columns-spanned="2" office:value-type="string"><text:p text:style-name="P18">Разраб.</text:p></table:table-cell><table:covered-table-cell/><table:table-cell table:style-name="Table2.C4" office:value-type="string"><text:p text:style-name="P14"/></table:table-cell><table:table-cell table:style-name="Table2.C4" office:value-type="string"><text:p text:style-name="P14"/></table:table-cell><table:table-cell table:style-name="Table2.C4" office:value-type="string"><text:p text:style-name="P14"/></table:table-cell><table:table-cell table:style-name="Table2.F4" table:number-rows-spanned="5" office:value-type="string"><text:p text:style-name="P11"><draw:frame draw:style-name="fr3" draw:name="Frame5" text:anchor-type="paragraph" svg:x="95mm" svg:width="110mm" svg:height="4.99mm" draw:z-index="3"><draw:text-box><text:p text:style-name="P21">Копировал<text:tab/>Формат А4</text:p></draw:text-box></draw:frame></text:p></table:table-cell><table:table-cell table:style-name="Table2.F1" table:number-columns-spanned="3" office:value-type="string"><text:p text:style-name="P17">Лит.</text:p></table:table-cell><table:covered-table-cell/><table:covered-table-cell/><table:table-cell table:style-name="Table2.F1" office:value-type="string"><text:p text:style-name="P17">Лист</text:p></table:table-cell><table:table-cell table:style-name="Table2.F1" office:value-type="string"><text:p text:style-name="P17">Листов</text:p></table:table-cell></table:table-row><table:table-row table:style-name="Table2.1"><table:table-cell table:style-name="Table2.A4" table:number-columns-spanned="2" office:value-type="string"><text:p text:style-name="P18">Пров.</text:p></table:table-cell><table:covered-table-cell/><table:table-cell table:style-name="Table2.C4" office:value-type="string"><text:p text:style-name="P14"/></table:table-cell><table:table-cell table:style-name="Table2.C4" office:value-type="string"><text:p text:style-name="P14"/></table:table-cell><table:table-cell table:style-name="Table2.C4" office:value-type="string"><text:p text:style-name="P14"/></table:table-cell><table:covered-table-cell/><table:table-cell table:style-name="Table2.F1" office:value-type="string"><text:p text:style-name="P19"/></table:table-cell><table:table-cell table:style-name="Table2.H5" office:value-type="string"><text:p text:style-name="P19"/></table:table-cell><table:table-cell table:style-name="Table2.H5" office:value-type="string"><text:p text:style-name="P19"/></table:table-cell><table:table-cell table:style-name="Table2.F1" office:value-type="string"><text:p text:style-name="P19"/></table:table-cell><table:table-cell table:style-name="Table2.F1" office:value-type="string"><text:p text:style-name="P19"/></table:table-cell></table:table-row><table:table-row table:style-name="Table2.1"><table:table-cell table:style-name="Table2.A4" table:number-columns-spanned="2" office:value-type="string"><text:p text:style-name="P14"/></table:table-cell><table:covered-table-cell/><table:table-cell table:style-name="Table2.C4" office:value-type="string"><text:p text:style-name="P14"/></table:table-cell><table:table-cell table:style-name="Table2.C4" office:value-type="string"><text:p text:style-name="P14"/></table:table-cell><table:table-cell table:style-name="Table2.C4" office:value-type="string"><text:p text:style-name="P14"/></table:table-cell><table:covered-table-cell/><table:table-cell table:style-name="Table2.F4" table:number-rows-spanned="3" table:number-columns-spanned="5" office:value-type="string"><text:p text:style-name="P11"/></table:table-cell><table:covered-table-cell/><table:covered-table-cell/><table:covered-table-cell/><table:covered-table-cell/></table:table-row><table:table-row table:style-name="Table2.1"><table:table-cell table:style-name="Table2.A4" table:number-columns-spanned="2" office:value-type="string"><text:p text:style-name="P18">Н. контр.</text:p></table:table-cell><table:covered-table-cell/><table:table-cell table:style-name="Table2.C4" office:value-type="string"><text:p text:style-name="P14"/></table:table-cell><table:table-cell table:style-name="Table2.C4" office:value-type="string"><text:p text:style-name="P14"/></table:table-cell><table:table-cell table:style-name="Table2.C4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Table2.1"><table:table-cell table:style-name="Table2.A8" table:number-columns-spanned="2" office:value-type="string"><text:p text:style-name="P18">Утв.</text:p></table:table-cell><table:covered-table-cell/><table:table-cell table:style-name="Table2.C8" office:value-type="string"><text:p text:style-name="P14"/></table:table-cell><table:table-cell table:style-name="Table2.C8" office:value-type="string"><text:p text:style-name="P14"/></table:table-cell><table:table-cell table:style-name="Table2.C8" office:value-type="string"><text:p text:style-name="P14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4" draw:name="Frame1" text:anchor-type="paragraph" svg:x="20mm" svg:y="4.99mm" svg:width="185mm" svg:height="247mm" draw:z-index="4"><draw:text-box><table:table table:name="Table1" table:style-name="Table1"><table:table-column table:style-name="Table1.A"/><table:table-column table:style-name="Table1.B" table:number-columns-repeated="5"/><table:table-column table:style-name="Table1.G" table:number-columns-repeated="2"/><table:table-column table:style-name="Table1.I"/><table:table-column table:style-name="Table1.J"/><table:table-row table:style-name="Table1.1"><table:table-cell table:style-name="Table1.A1" table:number-columns-spanned="10" office:value-type="string"><text:p text:style-name="P3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2"><table:table-cell table:style-name="Table1.A1" table:number-columns-spanned="5" office:value-type="string"><text:p text:style-name="P4">Номера листов (страниц)</text:p></table:table-cell><table:covered-table-cell/><table:covered-table-cell/><table:covered-table-cell/><table:covered-table-cell/><table:table-cell table:style-name="Table1.F2" table:number-rows-spanned="2" office:value-type="string"><text:p text:style-name="P5"><text:span text:style-name="T1">Всего листов </text:span><text:span text:style-name="T2">(страниц)</text:span><text:span text:style-name="T1"> в докум.</text:span></text:p></table:table-cell><table:table-cell table:style-name="Table1.F2" table:number-rows-spanned="2" office:value-type="string"><text:p text:style-name="P6">№</text:p><text:p text:style-name="P6">докумен-</text:p><text:p text:style-name="P6">та</text:p></table:table-cell><table:table-cell table:style-name="Table1.F2" table:number-rows-spanned="2" office:value-type="string"><text:p text:style-name="P7">Входящий</text:p><text:p text:style-name="P7">№ сопрово-</text:p><text:p text:style-name="P7">дительно-</text:p><text:p text:style-name="P7">го докум.</text:p><text:p text:style-name="P7">и дата</text:p></table:table-cell><table:table-cell table:style-name="Table1.F2" table:number-rows-spanned="2" office:value-type="string"><text:p text:style-name="P8">Подп.</text:p></table:table-cell><table:table-cell table:style-name="Table1.F2" table:number-rows-spanned="2" office:value-type="string"><text:p text:style-name="P9">Да-</text:p><text:p text:style-name="P9">та</text:p></table:table-cell></table:table-row><table:table-row table:style-name="Table1.3"><table:table-cell table:style-name="Table1.A1" office:value-type="string"><text:p text:style-name="P10">Изм.</text:p></table:table-cell><table:table-cell table:style-name="Table1.F2" office:value-type="string"><text:p text:style-name="P2">изменен-</text:p><text:p text:style-name="P2">ных</text:p></table:table-cell><table:table-cell table:style-name="Table1.F2" office:value-type="string"><text:p text:style-name="P2">заменен-</text:p><text:p text:style-name="P2">ных</text:p></table:table-cell><table:table-cell table:style-name="Table1.F2" office:value-type="string"><text:p text:style-name="P2">новых</text:p></table:table-cell><table:table-cell table:style-name="Table1.F2" office:value-type="string"><text:p text:style-name="P2">аннули-</text:p><text:p text:style-name="P2">рован-</text:p><text:p text:style-name="P2">ных</text:p></table:table-cell><table:covered-table-cell/><table:covered-table-cell/><table:covered-table-cell/><table:covered-table-cell/><table:covered-table-cell/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table:table-cell table:style-name="Table1.B4" office:value-type="string"><text:p text:style-name="P12"/></table:table-cell></table:table-row><table:table-row table:style-name="Table1.4"><table:table-cell table:style-name="Table1.A29" office:value-type="string"><text:p text:style-name="P12"/></table:table-cell><table:table-cell table:style-name="Table1.B29" office:value-type="string"><text:p text:style-name="P12"/></table:table-cell><table:table-cell table:style-name="Table1.B29" office:value-type="string"><text:p text:style-name="P12"/></table:table-cell><table:table-cell table:style-name="Table1.B29" office:value-type="string"><text:p text:style-name="P12"/></table:table-cell><table:table-cell table:style-name="Table1.B29" office:value-type="string"><text:p text:style-name="P12"/></table:table-cell><table:table-cell table:style-name="Table1.B29" office:value-type="string"><text:p text:style-name="P12"/></table:table-cell><table:table-cell table:style-name="Table1.B29" office:value-type="string"><text:p text:style-name="P12"/></table:table-cell><table:table-cell table:style-name="Table1.B29" office:value-type="string"><text:p text:style-name="P12"/></table:table-cell><table:table-cell table:style-name="Table1.B29" office:value-type="string"><text:p text:style-name="P12"/></table:table-cell><table:table-cell table:style-name="Table1.B29" office:value-type="string"><text:p text:style-name="P12"/></table:table-cell></table:table-row></table:table><text:p text:style-name="P1"/></draw:text-box></draw:frame><draw:frame draw:style-name="fr5" draw:name="Frame4" text:anchor-type="paragraph" svg:x="8.01mm" svg:y="4.99mm" svg:width="11.99mm" svg:height="120mm" draw:z-index="0"><draw:text-box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P15">Перв. примен.</text:p></table:table-cell><table:table-cell table:style-name="Table4.B1" office:value-type="string"><text:p text:style-name="P16"/></table:table-cell></table:table-row><table:table-row table:style-name="Table4.1"><table:table-cell table:style-name="Table4.A2" office:value-type="string"><text:p text:style-name="P15">Справ. №</text:p></table:table-cell><table:table-cell table:style-name="Table4.B2" office:value-type="string"><text:p text:style-name="P16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2T22:58:47</dc:date>
    <dc:creator>Константин </dc:creator>
    <meta:editing-duration>PT5H29M52S</meta:editing-duration>
    <meta:editing-cycles>23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43" meta:word-count="69" meta:character-count="352" meta:non-whitespace-character-count="326"/>
  </office:meta>
</office:document-meta>
</file>